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2e24" officeooo:paragraph-rsid="000d2e24"/>
    </style:style>
    <style:style style:name="P2" style:family="paragraph" style:parent-style-name="Standard">
      <style:text-properties officeooo:rsid="000ef527" officeooo:paragraph-rsid="000ef527"/>
    </style:style>
    <style:style style:name="P3" style:family="paragraph" style:parent-style-name="Standard">
      <style:text-properties officeooo:rsid="00100958" officeooo:paragraph-rsid="00100958"/>
    </style:style>
    <style:style style:name="P4" style:family="paragraph" style:parent-style-name="Standard">
      <style:text-properties officeooo:rsid="0012b92c" officeooo:paragraph-rsid="0012b92c"/>
    </style:style>
    <style:style style:name="T1" style:family="text">
      <style:text-properties officeooo:rsid="0017d0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ookiecutter link-to-repo</text:p>
      <text:p text:style-name="P1"/>
      <text:p text:style-name="P1">add to local.py</text:p>
      <text:p text:style-name="P1"/>
      <text:p text:style-name="P4">change default.py</text:p>
      <text:p text:style-name="P1"/>
      <text:p text:style-name="P1">ADDONS_REQUESTED (Needs to be changed)</text:p>
      <text:p text:style-name="P1"/>
      <text:p text:style-name="P1">Knockout MVVM (Framework/library)- makes interactive documents by defining a model</text:p>
      <text:p text:style-name="P1"/>
      <text:p text:style-name="P1">Pull from routs</text:p>
      <text:p text:style-name="P1"/>
      <text:p text:style-name="P1">Look at addons from dropbox</text:p>
      <text:p text:style-name="P1"/>
      <text:p text:style-name="P2">Do not pass API key into javascript</text:p>
      <text:p text:style-name="P2"/>
      <text:p text:style-name="P3">Clinical Trial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4:12:25.287764150</meta:creation-date>
    <dc:date>2014-06-02T14:33:19.465022247</dc:date>
    <meta:editing-duration>PT7H25M12S</meta:editing-duration>
    <meta:editing-cycles>3</meta:editing-cycles>
    <meta:generator>LibreOffice/4.2.3.3$Linux_X86_64 LibreOffice_project/420m0$Build-3</meta:generator>
    <meta:document-statistic meta:table-count="0" meta:image-count="0" meta:object-count="0" meta:page-count="1" meta:paragraph-count="9" meta:word-count="39" meta:character-count="269" meta:non-whitespace-character-count="239"/>
  </office:meta>
</office:document-meta>
</file>